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343in" svg:height="6.4965in" svg:x="2.5382in" svg:y="0.0394in">
            <draw:object draw:notify-on-update-of-ranges="Sheet1.A1:Sheet1.A285 Sheet1.C1:Sheet1.C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.347401" calcext:value-type="float">
            <text:p>49.347401</text:p>
          </table:table-cell>
          <table:table-cell office:value-type="float" office:value="-40.652599" calcext:value-type="float">
            <text:p>-40.6525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347401" calcext:value-type="float">
            <text:p>49.347401</text:p>
          </table:table-cell>
          <table:table-cell office:value-type="float" office:value="-40.652599" calcext:value-type="float">
            <text:p>-40.6525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449024" calcext:value-type="float">
            <text:p>50.449024</text:p>
          </table:table-cell>
          <table:table-cell office:value-type="float" office:value="-39.550976" calcext:value-type="float">
            <text:p>-39.5509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74163" calcext:value-type="float">
            <text:p>52.74163</text:p>
          </table:table-cell>
          <table:table-cell office:value-type="float" office:value="-37.25837" calcext:value-type="float">
            <text:p>-37.258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177227" calcext:value-type="float">
            <text:p>56.177227</text:p>
          </table:table-cell>
          <table:table-cell office:value-type="float" office:value="-33.822773" calcext:value-type="float">
            <text:p>-33.8227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316405" calcext:value-type="float">
            <text:p>56.316405</text:p>
          </table:table-cell>
          <table:table-cell office:value-type="float" office:value="-33.683595" calcext:value-type="float">
            <text:p>-33.6835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.051445" calcext:value-type="float">
            <text:p>60.051445</text:p>
          </table:table-cell>
          <table:table-cell office:value-type="float" office:value="-29.948555" calcext:value-type="float">
            <text:p>-29.9485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544436" calcext:value-type="float">
            <text:p>61.544436</text:p>
          </table:table-cell>
          <table:table-cell office:value-type="float" office:value="-28.455564" calcext:value-type="float">
            <text:p>-28.4555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21298" calcext:value-type="float">
            <text:p>57.21298</text:p>
          </table:table-cell>
          <table:table-cell office:value-type="float" office:value="-32.78702" calcext:value-type="float">
            <text:p>-32.787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433549" calcext:value-type="float">
            <text:p>61.433549</text:p>
          </table:table-cell>
          <table:table-cell office:value-type="float" office:value="-28.566451" calcext:value-type="float">
            <text:p>-28.5664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.920792" calcext:value-type="float">
            <text:p>60.920792</text:p>
          </table:table-cell>
          <table:table-cell office:value-type="float" office:value="-29.079208" calcext:value-type="float">
            <text:p>-29.0792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426872" calcext:value-type="float">
            <text:p>89.426872</text:p>
          </table:table-cell>
          <table:table-cell office:value-type="float" office:value="-0.573128" calcext:value-type="float">
            <text:p>-0.5731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704979" calcext:value-type="float">
            <text:p>90.704979</text:p>
          </table:table-cell>
          <table:table-cell office:value-type="float" office:value="0.704979" calcext:value-type="float">
            <text:p>0.7049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896597" calcext:value-type="float">
            <text:p>89.896597</text:p>
          </table:table-cell>
          <table:table-cell office:value-type="float" office:value="-0.103403" calcext:value-type="float">
            <text:p>-0.1034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.48485" calcext:value-type="float">
            <text:p>92.48485</text:p>
          </table:table-cell>
          <table:table-cell office:value-type="float" office:value="2.48485" calcext:value-type="float">
            <text:p>2.484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098118" calcext:value-type="float">
            <text:p>88.098118</text:p>
          </table:table-cell>
          <table:table-cell office:value-type="float" office:value="-1.901882" calcext:value-type="float">
            <text:p>-1.9018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019623" calcext:value-type="float">
            <text:p>88.019623</text:p>
          </table:table-cell>
          <table:table-cell office:value-type="float" office:value="-1.980377" calcext:value-type="float">
            <text:p>-1.9803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.754812" calcext:value-type="float">
            <text:p>90.754812</text:p>
          </table:table-cell>
          <table:table-cell office:value-type="float" office:value="0.754812" calcext:value-type="float">
            <text:p>0.7548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.011798" calcext:value-type="float">
            <text:p>88.011798</text:p>
          </table:table-cell>
          <table:table-cell office:value-type="float" office:value="-1.988202" calcext:value-type="float">
            <text:p>-1.9882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.069339" calcext:value-type="float">
            <text:p>88.069339</text:p>
          </table:table-cell>
          <table:table-cell office:value-type="float" office:value="-1.930661" calcext:value-type="float">
            <text:p>-1.9306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960648" calcext:value-type="float">
            <text:p>87.960648</text:p>
          </table:table-cell>
          <table:table-cell office:value-type="float" office:value="-2.039352" calcext:value-type="float">
            <text:p>-2.0393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.678562" calcext:value-type="float">
            <text:p>54.678562</text:p>
          </table:table-cell>
          <table:table-cell office:value-type="float" office:value="-35.321438" calcext:value-type="float">
            <text:p>-35.32143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.894559" calcext:value-type="float">
            <text:p>87.894559</text:p>
          </table:table-cell>
          <table:table-cell office:value-type="float" office:value="-2.105441" calcext:value-type="float">
            <text:p>-2.10544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.826396" calcext:value-type="float">
            <text:p>88.826396</text:p>
          </table:table-cell>
          <table:table-cell office:value-type="float" office:value="-1.173604" calcext:value-type="float">
            <text:p>-1.1736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.866269" calcext:value-type="float">
            <text:p>87.866269</text:p>
          </table:table-cell>
          <table:table-cell office:value-type="float" office:value="-2.133731" calcext:value-type="float">
            <text:p>-2.1337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.852245" calcext:value-type="float">
            <text:p>87.852245</text:p>
          </table:table-cell>
          <table:table-cell office:value-type="float" office:value="-2.147755" calcext:value-type="float">
            <text:p>-2.14775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817823" calcext:value-type="float">
            <text:p>87.817823</text:p>
          </table:table-cell>
          <table:table-cell office:value-type="float" office:value="-2.182177" calcext:value-type="float">
            <text:p>-2.18217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.693659" calcext:value-type="float">
            <text:p>87.693659</text:p>
          </table:table-cell>
          <table:table-cell office:value-type="float" office:value="-2.306341" calcext:value-type="float">
            <text:p>-2.3063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.675106" calcext:value-type="float">
            <text:p>88.675106</text:p>
          </table:table-cell>
          <table:table-cell office:value-type="float" office:value="-1.324894" calcext:value-type="float">
            <text:p>-1.32489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752385" calcext:value-type="float">
            <text:p>87.752385</text:p>
          </table:table-cell>
          <table:table-cell office:value-type="float" office:value="-2.247615" calcext:value-type="float">
            <text:p>-2.2476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589298" calcext:value-type="float">
            <text:p>87.589298</text:p>
          </table:table-cell>
          <table:table-cell office:value-type="float" office:value="-2.410702" calcext:value-type="float">
            <text:p>-2.41070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.618782" calcext:value-type="float">
            <text:p>87.618782</text:p>
          </table:table-cell>
          <table:table-cell office:value-type="float" office:value="-2.381218" calcext:value-type="float">
            <text:p>-2.3812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.998152" calcext:value-type="float">
            <text:p>90.998152</text:p>
          </table:table-cell>
          <table:table-cell office:value-type="float" office:value="0.998152" calcext:value-type="float">
            <text:p>0.9981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479021" calcext:value-type="float">
            <text:p>87.479021</text:p>
          </table:table-cell>
          <table:table-cell office:value-type="float" office:value="-2.520979" calcext:value-type="float">
            <text:p>-2.5209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407738" calcext:value-type="float">
            <text:p>87.407738</text:p>
          </table:table-cell>
          <table:table-cell office:value-type="float" office:value="-2.592262" calcext:value-type="float">
            <text:p>-2.59226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.056292" calcext:value-type="float">
            <text:p>91.056292</text:p>
          </table:table-cell>
          <table:table-cell office:value-type="float" office:value="1.056292" calcext:value-type="float">
            <text:p>1.0562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.397135" calcext:value-type="float">
            <text:p>88.397135</text:p>
          </table:table-cell>
          <table:table-cell office:value-type="float" office:value="-1.602865" calcext:value-type="float">
            <text:p>-1.6028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.18846" calcext:value-type="float">
            <text:p>86.18846</text:p>
          </table:table-cell>
          <table:table-cell office:value-type="float" office:value="-3.81154" calcext:value-type="float">
            <text:p>-3.8115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.09867" calcext:value-type="float">
            <text:p>91.09867</text:p>
          </table:table-cell>
          <table:table-cell office:value-type="float" office:value="1.09867" calcext:value-type="float">
            <text:p>1.0986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256682" calcext:value-type="float">
            <text:p>87.256682</text:p>
          </table:table-cell>
          <table:table-cell office:value-type="float" office:value="-2.743318" calcext:value-type="float">
            <text:p>-2.7433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.074035" calcext:value-type="float">
            <text:p>87.074035</text:p>
          </table:table-cell>
          <table:table-cell office:value-type="float" office:value="-2.925965" calcext:value-type="float">
            <text:p>-2.92596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1.165004" calcext:value-type="float">
            <text:p>91.165004</text:p>
          </table:table-cell>
          <table:table-cell office:value-type="float" office:value="1.165004" calcext:value-type="float">
            <text:p>1.1650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.88727" calcext:value-type="float">
            <text:p>87.88727</text:p>
          </table:table-cell>
          <table:table-cell office:value-type="float" office:value="-2.11273" calcext:value-type="float">
            <text:p>-2.1127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.979672" calcext:value-type="float">
            <text:p>85.979672</text:p>
          </table:table-cell>
          <table:table-cell office:value-type="float" office:value="-4.020328" calcext:value-type="float">
            <text:p>-4.02032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7.856484" calcext:value-type="float">
            <text:p>87.856484</text:p>
          </table:table-cell>
          <table:table-cell office:value-type="float" office:value="-2.143516" calcext:value-type="float">
            <text:p>-2.14351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87908" calcext:value-type="float">
            <text:p>86.87908</text:p>
          </table:table-cell>
          <table:table-cell office:value-type="float" office:value="-3.12092" calcext:value-type="float">
            <text:p>-3.1209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6.598695" calcext:value-type="float">
            <text:p>86.598695</text:p>
          </table:table-cell>
          <table:table-cell office:value-type="float" office:value="-3.401305" calcext:value-type="float">
            <text:p>-3.4013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.720874" calcext:value-type="float">
            <text:p>86.720874</text:p>
          </table:table-cell>
          <table:table-cell office:value-type="float" office:value="-3.279126" calcext:value-type="float">
            <text:p>-3.2791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55368" calcext:value-type="float">
            <text:p>87.55368</text:p>
          </table:table-cell>
          <table:table-cell office:value-type="float" office:value="-2.44632" calcext:value-type="float">
            <text:p>-2.4463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.54765" calcext:value-type="float">
            <text:p>86.54765</text:p>
          </table:table-cell>
          <table:table-cell office:value-type="float" office:value="-3.45235" calcext:value-type="float">
            <text:p>-3.452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.37722" calcext:value-type="float">
            <text:p>86.37722</text:p>
          </table:table-cell>
          <table:table-cell office:value-type="float" office:value="-3.62278" calcext:value-type="float">
            <text:p>-3.622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.442599" calcext:value-type="float">
            <text:p>86.442599</text:p>
          </table:table-cell>
          <table:table-cell office:value-type="float" office:value="-3.557401" calcext:value-type="float">
            <text:p>-3.5574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.340273" calcext:value-type="float">
            <text:p>87.340273</text:p>
          </table:table-cell>
          <table:table-cell office:value-type="float" office:value="-2.659727" calcext:value-type="float">
            <text:p>-2.65972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.187779" calcext:value-type="float">
            <text:p>86.187779</text:p>
          </table:table-cell>
          <table:table-cell office:value-type="float" office:value="-3.812221" calcext:value-type="float">
            <text:p>-3.8122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.116605" calcext:value-type="float">
            <text:p>86.116605</text:p>
          </table:table-cell>
          <table:table-cell office:value-type="float" office:value="-3.883395" calcext:value-type="float">
            <text:p>-3.88339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.958435" calcext:value-type="float">
            <text:p>86.958435</text:p>
          </table:table-cell>
          <table:table-cell office:value-type="float" office:value="-3.041565" calcext:value-type="float">
            <text:p>-3.04156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.218925" calcext:value-type="float">
            <text:p>86.218925</text:p>
          </table:table-cell>
          <table:table-cell office:value-type="float" office:value="-3.781075" calcext:value-type="float">
            <text:p>-3.7810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.90017" calcext:value-type="float">
            <text:p>85.90017</text:p>
          </table:table-cell>
          <table:table-cell office:value-type="float" office:value="-4.09983" calcext:value-type="float">
            <text:p>-4.0998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.741041" calcext:value-type="float">
            <text:p>86.741041</text:p>
          </table:table-cell>
          <table:table-cell office:value-type="float" office:value="-3.258959" calcext:value-type="float">
            <text:p>-3.25895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5.992546" calcext:value-type="float">
            <text:p>85.992546</text:p>
          </table:table-cell>
          <table:table-cell office:value-type="float" office:value="-4.007454" calcext:value-type="float">
            <text:p>-4.0074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.609495" calcext:value-type="float">
            <text:p>85.609495</text:p>
          </table:table-cell>
          <table:table-cell office:value-type="float" office:value="-4.390505" calcext:value-type="float">
            <text:p>-4.39050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.779601" calcext:value-type="float">
            <text:p>86.779601</text:p>
          </table:table-cell>
          <table:table-cell office:value-type="float" office:value="-3.220399" calcext:value-type="float">
            <text:p>-3.22039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.640014" calcext:value-type="float">
            <text:p>85.640014</text:p>
          </table:table-cell>
          <table:table-cell office:value-type="float" office:value="-4.359986" calcext:value-type="float">
            <text:p>-4.35998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.742381" calcext:value-type="float">
            <text:p>85.742381</text:p>
          </table:table-cell>
          <table:table-cell office:value-type="float" office:value="-4.257619" calcext:value-type="float">
            <text:p>-4.2576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.436889" calcext:value-type="float">
            <text:p>86.436889</text:p>
          </table:table-cell>
          <table:table-cell office:value-type="float" office:value="-3.563111" calcext:value-type="float">
            <text:p>-3.56311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.795704" calcext:value-type="float">
            <text:p>85.795704</text:p>
          </table:table-cell>
          <table:table-cell office:value-type="float" office:value="-4.204296" calcext:value-type="float">
            <text:p>-4.20429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.812071" calcext:value-type="float">
            <text:p>85.812071</text:p>
          </table:table-cell>
          <table:table-cell office:value-type="float" office:value="-4.187929" calcext:value-type="float">
            <text:p>-4.18792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.639301" calcext:value-type="float">
            <text:p>86.639301</text:p>
          </table:table-cell>
          <table:table-cell office:value-type="float" office:value="-3.360699" calcext:value-type="float">
            <text:p>-3.3606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.7711" calcext:value-type="float">
            <text:p>85.7711</text:p>
          </table:table-cell>
          <table:table-cell office:value-type="float" office:value="-4.2289" calcext:value-type="float">
            <text:p>-4.228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.904653" calcext:value-type="float">
            <text:p>85.904653</text:p>
          </table:table-cell>
          <table:table-cell office:value-type="float" office:value="-4.095347" calcext:value-type="float">
            <text:p>-4.0953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885141" calcext:value-type="float">
            <text:p>86.885141</text:p>
          </table:table-cell>
          <table:table-cell office:value-type="float" office:value="-3.114859" calcext:value-type="float">
            <text:p>-3.11485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.78209" calcext:value-type="float">
            <text:p>85.78209</text:p>
          </table:table-cell>
          <table:table-cell office:value-type="float" office:value="-4.21791" calcext:value-type="float">
            <text:p>-4.2179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.027459" calcext:value-type="float">
            <text:p>86.027459</text:p>
          </table:table-cell>
          <table:table-cell office:value-type="float" office:value="-3.972541" calcext:value-type="float">
            <text:p>-3.97254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8.558672" calcext:value-type="float">
            <text:p>118.558672</text:p>
          </table:table-cell>
          <table:table-cell office:value-type="float" office:value="28.558672" calcext:value-type="float">
            <text:p>28.5586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.996861" calcext:value-type="float">
            <text:p>85.996861</text:p>
          </table:table-cell>
          <table:table-cell office:value-type="float" office:value="-4.003139" calcext:value-type="float">
            <text:p>-4.00313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.669342" calcext:value-type="float">
            <text:p>115.669342</text:p>
          </table:table-cell>
          <table:table-cell office:value-type="float" office:value="25.669342" calcext:value-type="float">
            <text:p>25.66934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7.366535" calcext:value-type="float">
            <text:p>117.366535</text:p>
          </table:table-cell>
          <table:table-cell office:value-type="float" office:value="27.366535" calcext:value-type="float">
            <text:p>27.36653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4.323179" calcext:value-type="float">
            <text:p>114.323179</text:p>
          </table:table-cell>
          <table:table-cell office:value-type="float" office:value="24.323179" calcext:value-type="float">
            <text:p>24.3231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4.140887" calcext:value-type="float">
            <text:p>114.140887</text:p>
          </table:table-cell>
          <table:table-cell office:value-type="float" office:value="24.140887" calcext:value-type="float">
            <text:p>24.1408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2.168141" calcext:value-type="float">
            <text:p>112.168141</text:p>
          </table:table-cell>
          <table:table-cell office:value-type="float" office:value="22.168141" calcext:value-type="float">
            <text:p>22.16814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.533624" calcext:value-type="float">
            <text:p>84.533624</text:p>
          </table:table-cell>
          <table:table-cell office:value-type="float" office:value="-5.466376" calcext:value-type="float">
            <text:p>-5.46637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1.828495" calcext:value-type="float">
            <text:p>111.828495</text:p>
          </table:table-cell>
          <table:table-cell office:value-type="float" office:value="21.828495" calcext:value-type="float">
            <text:p>21.82849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4.476236" calcext:value-type="float">
            <text:p>114.476236</text:p>
          </table:table-cell>
          <table:table-cell office:value-type="float" office:value="24.476236" calcext:value-type="float">
            <text:p>24.4762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3.299264" calcext:value-type="float">
            <text:p>113.299264</text:p>
          </table:table-cell>
          <table:table-cell office:value-type="float" office:value="23.299264" calcext:value-type="float">
            <text:p>23.29926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.298506" calcext:value-type="float">
            <text:p>111.298506</text:p>
          </table:table-cell>
          <table:table-cell office:value-type="float" office:value="21.298506" calcext:value-type="float">
            <text:p>21.2985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.451876" calcext:value-type="float">
            <text:p>113.451876</text:p>
          </table:table-cell>
          <table:table-cell office:value-type="float" office:value="23.451876" calcext:value-type="float">
            <text:p>23.45187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0.431925" calcext:value-type="float">
            <text:p>110.431925</text:p>
          </table:table-cell>
          <table:table-cell office:value-type="float" office:value="20.431925" calcext:value-type="float">
            <text:p>20.43192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2.421863" calcext:value-type="float">
            <text:p>112.421863</text:p>
          </table:table-cell>
          <table:table-cell office:value-type="float" office:value="22.421863" calcext:value-type="float">
            <text:p>22.42186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9.844752" calcext:value-type="float">
            <text:p>109.844752</text:p>
          </table:table-cell>
          <table:table-cell office:value-type="float" office:value="19.844752" calcext:value-type="float">
            <text:p>19.84475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1.823415" calcext:value-type="float">
            <text:p>111.823415</text:p>
          </table:table-cell>
          <table:table-cell office:value-type="float" office:value="21.823415" calcext:value-type="float">
            <text:p>21.8234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9.142302" calcext:value-type="float">
            <text:p>109.142302</text:p>
          </table:table-cell>
          <table:table-cell office:value-type="float" office:value="19.142302" calcext:value-type="float">
            <text:p>19.1423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.786179" calcext:value-type="float">
            <text:p>108.786179</text:p>
          </table:table-cell>
          <table:table-cell office:value-type="float" office:value="18.786179" calcext:value-type="float">
            <text:p>18.78617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.31774" calcext:value-type="float">
            <text:p>108.31774</text:p>
          </table:table-cell>
          <table:table-cell office:value-type="float" office:value="18.31774" calcext:value-type="float">
            <text:p>18.317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.769002" calcext:value-type="float">
            <text:p>108.769002</text:p>
          </table:table-cell>
          <table:table-cell office:value-type="float" office:value="18.769002" calcext:value-type="float">
            <text:p>18.7690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.277025" calcext:value-type="float">
            <text:p>108.277025</text:p>
          </table:table-cell>
          <table:table-cell office:value-type="float" office:value="18.277025" calcext:value-type="float">
            <text:p>18.27702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.743251" calcext:value-type="float">
            <text:p>107.743251</text:p>
          </table:table-cell>
          <table:table-cell office:value-type="float" office:value="17.743251" calcext:value-type="float">
            <text:p>17.74325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8.310946" calcext:value-type="float">
            <text:p>108.310946</text:p>
          </table:table-cell>
          <table:table-cell office:value-type="float" office:value="18.310946" calcext:value-type="float">
            <text:p>18.3109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7.106203" calcext:value-type="float">
            <text:p>107.106203</text:p>
          </table:table-cell>
          <table:table-cell office:value-type="float" office:value="17.106203" calcext:value-type="float">
            <text:p>17.1062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.806583" calcext:value-type="float">
            <text:p>106.806583</text:p>
          </table:table-cell>
          <table:table-cell office:value-type="float" office:value="16.806583" calcext:value-type="float">
            <text:p>16.80658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.485558" calcext:value-type="float">
            <text:p>107.485558</text:p>
          </table:table-cell>
          <table:table-cell office:value-type="float" office:value="17.485558" calcext:value-type="float">
            <text:p>17.4855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.273172" calcext:value-type="float">
            <text:p>106.273172</text:p>
          </table:table-cell>
          <table:table-cell office:value-type="float" office:value="16.273172" calcext:value-type="float">
            <text:p>16.27317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.034239" calcext:value-type="float">
            <text:p>107.034239</text:p>
          </table:table-cell>
          <table:table-cell office:value-type="float" office:value="17.034239" calcext:value-type="float">
            <text:p>17.03423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5.990619" calcext:value-type="float">
            <text:p>105.990619</text:p>
          </table:table-cell>
          <table:table-cell office:value-type="float" office:value="15.990619" calcext:value-type="float">
            <text:p>15.9906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6.752018" calcext:value-type="float">
            <text:p>106.752018</text:p>
          </table:table-cell>
          <table:table-cell office:value-type="float" office:value="16.752018" calcext:value-type="float">
            <text:p>16.7520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.682174" calcext:value-type="float">
            <text:p>105.682174</text:p>
          </table:table-cell>
          <table:table-cell office:value-type="float" office:value="15.682174" calcext:value-type="float">
            <text:p>15.6821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.530564" calcext:value-type="float">
            <text:p>106.530564</text:p>
          </table:table-cell>
          <table:table-cell office:value-type="float" office:value="16.530564" calcext:value-type="float">
            <text:p>16.53056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.466002" calcext:value-type="float">
            <text:p>105.466002</text:p>
          </table:table-cell>
          <table:table-cell office:value-type="float" office:value="15.466002" calcext:value-type="float">
            <text:p>15.4660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.350426" calcext:value-type="float">
            <text:p>106.350426</text:p>
          </table:table-cell>
          <table:table-cell office:value-type="float" office:value="16.350426" calcext:value-type="float">
            <text:p>16.35042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.260493" calcext:value-type="float">
            <text:p>105.260493</text:p>
          </table:table-cell>
          <table:table-cell office:value-type="float" office:value="15.260493" calcext:value-type="float">
            <text:p>15.26049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.548082" calcext:value-type="float">
            <text:p>107.548082</text:p>
          </table:table-cell>
          <table:table-cell office:value-type="float" office:value="17.548082" calcext:value-type="float">
            <text:p>17.5480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.667553" calcext:value-type="float">
            <text:p>105.667553</text:p>
          </table:table-cell>
          <table:table-cell office:value-type="float" office:value="15.667553" calcext:value-type="float">
            <text:p>15.66755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4.759719" calcext:value-type="float">
            <text:p>104.759719</text:p>
          </table:table-cell>
          <table:table-cell office:value-type="float" office:value="14.759719" calcext:value-type="float">
            <text:p>14.7597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5.451031" calcext:value-type="float">
            <text:p>105.451031</text:p>
          </table:table-cell>
          <table:table-cell office:value-type="float" office:value="15.451031" calcext:value-type="float">
            <text:p>15.45103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4.268341" calcext:value-type="float">
            <text:p>104.268341</text:p>
          </table:table-cell>
          <table:table-cell office:value-type="float" office:value="14.268341" calcext:value-type="float">
            <text:p>14.2683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5.198903" calcext:value-type="float">
            <text:p>105.198903</text:p>
          </table:table-cell>
          <table:table-cell office:value-type="float" office:value="15.198903" calcext:value-type="float">
            <text:p>15.19890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.422147" calcext:value-type="float">
            <text:p>107.422147</text:p>
          </table:table-cell>
          <table:table-cell office:value-type="float" office:value="17.422147" calcext:value-type="float">
            <text:p>17.42214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817977" calcext:value-type="float">
            <text:p>103.817977</text:p>
          </table:table-cell>
          <table:table-cell office:value-type="float" office:value="13.817977" calcext:value-type="float">
            <text:p>13.81797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.592597" calcext:value-type="float">
            <text:p>52.592597</text:p>
          </table:table-cell>
          <table:table-cell office:value-type="float" office:value="37.407403" calcext:value-type="float">
            <text:p>37.40740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.261205" calcext:value-type="float">
            <text:p>57.261205</text:p>
          </table:table-cell>
          <table:table-cell office:value-type="float" office:value="32.738795" calcext:value-type="float">
            <text:p>32.73879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.663142" calcext:value-type="float">
            <text:p>53.663142</text:p>
          </table:table-cell>
          <table:table-cell office:value-type="float" office:value="36.336858" calcext:value-type="float">
            <text:p>36.33685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.515122" calcext:value-type="float">
            <text:p>59.515122</text:p>
          </table:table-cell>
          <table:table-cell office:value-type="float" office:value="30.484878" calcext:value-type="float">
            <text:p>30.48487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.4845" calcext:value-type="float">
            <text:p>60.4845</text:p>
          </table:table-cell>
          <table:table-cell office:value-type="float" office:value="29.5155" calcext:value-type="float">
            <text:p>29.51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579629" calcext:value-type="float">
            <text:p>60.579629</text:p>
          </table:table-cell>
          <table:table-cell office:value-type="float" office:value="29.420371" calcext:value-type="float">
            <text:p>29.42037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.395935" calcext:value-type="float">
            <text:p>89.395935</text:p>
          </table:table-cell>
          <table:table-cell office:value-type="float" office:value="0.604065" calcext:value-type="float">
            <text:p>0.60406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.398338" calcext:value-type="float">
            <text:p>90.398338</text:p>
          </table:table-cell>
          <table:table-cell office:value-type="float" office:value="-0.398338" calcext:value-type="float">
            <text:p>-0.3983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7.293992" calcext:value-type="float">
            <text:p>87.293992</text:p>
          </table:table-cell>
          <table:table-cell office:value-type="float" office:value="2.706008" calcext:value-type="float">
            <text:p>2.70600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227436" calcext:value-type="float">
            <text:p>87.227436</text:p>
          </table:table-cell>
          <table:table-cell office:value-type="float" office:value="2.772564" calcext:value-type="float">
            <text:p>2.77256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1.158673" calcext:value-type="float">
            <text:p>91.158673</text:p>
          </table:table-cell>
          <table:table-cell office:value-type="float" office:value="-1.158673" calcext:value-type="float">
            <text:p>-1.15867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135541" calcext:value-type="float">
            <text:p>87.135541</text:p>
          </table:table-cell>
          <table:table-cell office:value-type="float" office:value="2.864459" calcext:value-type="float">
            <text:p>2.86445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.118249" calcext:value-type="float">
            <text:p>87.118249</text:p>
          </table:table-cell>
          <table:table-cell office:value-type="float" office:value="2.881751" calcext:value-type="float">
            <text:p>2.88175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.169411" calcext:value-type="float">
            <text:p>92.169411</text:p>
          </table:table-cell>
          <table:table-cell office:value-type="float" office:value="-2.169411" calcext:value-type="float">
            <text:p>-2.16941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7.045808" calcext:value-type="float">
            <text:p>87.045808</text:p>
          </table:table-cell>
          <table:table-cell office:value-type="float" office:value="2.954192" calcext:value-type="float">
            <text:p>2.9541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6.862374" calcext:value-type="float">
            <text:p>86.862374</text:p>
          </table:table-cell>
          <table:table-cell office:value-type="float" office:value="3.137626" calcext:value-type="float">
            <text:p>3.13762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6.897491" calcext:value-type="float">
            <text:p>86.897491</text:p>
          </table:table-cell>
          <table:table-cell office:value-type="float" office:value="3.102509" calcext:value-type="float">
            <text:p>3.10250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6.777263" calcext:value-type="float">
            <text:p>86.777263</text:p>
          </table:table-cell>
          <table:table-cell office:value-type="float" office:value="3.222737" calcext:value-type="float">
            <text:p>3.22273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7.820316" calcext:value-type="float">
            <text:p>87.820316</text:p>
          </table:table-cell>
          <table:table-cell office:value-type="float" office:value="2.179684" calcext:value-type="float">
            <text:p>2.1796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6.69089" calcext:value-type="float">
            <text:p>86.69089</text:p>
          </table:table-cell>
          <table:table-cell office:value-type="float" office:value="3.30911" calcext:value-type="float">
            <text:p>3.3091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6.636483" calcext:value-type="float">
            <text:p>86.636483</text:p>
          </table:table-cell>
          <table:table-cell office:value-type="float" office:value="3.363517" calcext:value-type="float">
            <text:p>3.36351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6.478193" calcext:value-type="float">
            <text:p>86.478193</text:p>
          </table:table-cell>
          <table:table-cell office:value-type="float" office:value="3.521807" calcext:value-type="float">
            <text:p>3.52180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7.529842" calcext:value-type="float">
            <text:p>87.529842</text:p>
          </table:table-cell>
          <table:table-cell office:value-type="float" office:value="2.470158" calcext:value-type="float">
            <text:p>2.47015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.400404" calcext:value-type="float">
            <text:p>86.400404</text:p>
          </table:table-cell>
          <table:table-cell office:value-type="float" office:value="3.599596" calcext:value-type="float">
            <text:p>3.59959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.343926" calcext:value-type="float">
            <text:p>86.343926</text:p>
          </table:table-cell>
          <table:table-cell office:value-type="float" office:value="3.656074" calcext:value-type="float">
            <text:p>3.6560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6.249195" calcext:value-type="float">
            <text:p>86.249195</text:p>
          </table:table-cell>
          <table:table-cell office:value-type="float" office:value="3.750805" calcext:value-type="float">
            <text:p>3.7508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.321171" calcext:value-type="float">
            <text:p>87.321171</text:p>
          </table:table-cell>
          <table:table-cell office:value-type="float" office:value="2.678829" calcext:value-type="float">
            <text:p>2.67882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.173562" calcext:value-type="float">
            <text:p>86.173562</text:p>
          </table:table-cell>
          <table:table-cell office:value-type="float" office:value="3.826438" calcext:value-type="float">
            <text:p>3.8264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6.212108" calcext:value-type="float">
            <text:p>86.212108</text:p>
          </table:table-cell>
          <table:table-cell office:value-type="float" office:value="3.787892" calcext:value-type="float">
            <text:p>3.78789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7.030831" calcext:value-type="float">
            <text:p>87.030831</text:p>
          </table:table-cell>
          <table:table-cell office:value-type="float" office:value="2.969169" calcext:value-type="float">
            <text:p>2.96916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6.020607" calcext:value-type="float">
            <text:p>86.020607</text:p>
          </table:table-cell>
          <table:table-cell office:value-type="float" office:value="3.979393" calcext:value-type="float">
            <text:p>3.97939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6.001769" calcext:value-type="float">
            <text:p>86.001769</text:p>
          </table:table-cell>
          <table:table-cell office:value-type="float" office:value="3.998231" calcext:value-type="float">
            <text:p>3.99823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6.94599" calcext:value-type="float">
            <text:p>86.94599</text:p>
          </table:table-cell>
          <table:table-cell office:value-type="float" office:value="3.05401" calcext:value-type="float">
            <text:p>3.054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.854893" calcext:value-type="float">
            <text:p>85.854893</text:p>
          </table:table-cell>
          <table:table-cell office:value-type="float" office:value="4.145107" calcext:value-type="float">
            <text:p>4.1451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.936312" calcext:value-type="float">
            <text:p>85.936312</text:p>
          </table:table-cell>
          <table:table-cell office:value-type="float" office:value="4.063688" calcext:value-type="float">
            <text:p>4.06368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.978191" calcext:value-type="float">
            <text:p>86.978191</text:p>
          </table:table-cell>
          <table:table-cell office:value-type="float" office:value="3.021809" calcext:value-type="float">
            <text:p>3.02180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6.136885" calcext:value-type="float">
            <text:p>86.136885</text:p>
          </table:table-cell>
          <table:table-cell office:value-type="float" office:value="3.863115" calcext:value-type="float">
            <text:p>3.86311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5.93198" calcext:value-type="float">
            <text:p>85.93198</text:p>
          </table:table-cell>
          <table:table-cell office:value-type="float" office:value="4.06802" calcext:value-type="float">
            <text:p>4.0680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6.997185" calcext:value-type="float">
            <text:p>86.997185</text:p>
          </table:table-cell>
          <table:table-cell office:value-type="float" office:value="3.002815" calcext:value-type="float">
            <text:p>3.00281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.101711" calcext:value-type="float">
            <text:p>86.101711</text:p>
          </table:table-cell>
          <table:table-cell office:value-type="float" office:value="3.898289" calcext:value-type="float">
            <text:p>3.89828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6.148284" calcext:value-type="float">
            <text:p>86.148284</text:p>
          </table:table-cell>
          <table:table-cell office:value-type="float" office:value="3.851716" calcext:value-type="float">
            <text:p>3.8517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7.013181" calcext:value-type="float">
            <text:p>87.013181</text:p>
          </table:table-cell>
          <table:table-cell office:value-type="float" office:value="2.986819" calcext:value-type="float">
            <text:p>2.98681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6.264224" calcext:value-type="float">
            <text:p>86.264224</text:p>
          </table:table-cell>
          <table:table-cell office:value-type="float" office:value="3.735776" calcext:value-type="float">
            <text:p>3.73577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.361569" calcext:value-type="float">
            <text:p>86.361569</text:p>
          </table:table-cell>
          <table:table-cell office:value-type="float" office:value="3.638431" calcext:value-type="float">
            <text:p>3.63843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6.662283" calcext:value-type="float">
            <text:p>116.662283</text:p>
          </table:table-cell>
          <table:table-cell office:value-type="float" office:value="-26.662283" calcext:value-type="float">
            <text:p>-26.66228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.393014" calcext:value-type="float">
            <text:p>86.393014</text:p>
          </table:table-cell>
          <table:table-cell office:value-type="float" office:value="3.606986" calcext:value-type="float">
            <text:p>3.60698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1.866025" calcext:value-type="float">
            <text:p>111.866025</text:p>
          </table:table-cell>
          <table:table-cell office:value-type="float" office:value="-21.866025" calcext:value-type="float">
            <text:p>-21.86602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.522144" calcext:value-type="float">
            <text:p>85.522144</text:p>
          </table:table-cell>
          <table:table-cell office:value-type="float" office:value="4.477856" calcext:value-type="float">
            <text:p>4.47785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.408005" calcext:value-type="float">
            <text:p>87.408005</text:p>
          </table:table-cell>
          <table:table-cell office:value-type="float" office:value="2.591995" calcext:value-type="float">
            <text:p>2.59199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7.389198" calcext:value-type="float">
            <text:p>87.389198</text:p>
          </table:table-cell>
          <table:table-cell office:value-type="float" office:value="2.610802" calcext:value-type="float">
            <text:p>2.61080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0.37077" calcext:value-type="float">
            <text:p>90.37077</text:p>
          </table:table-cell>
          <table:table-cell office:value-type="float" office:value="-0.37077" calcext:value-type="float">
            <text:p>-0.370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7.688717" calcext:value-type="float">
            <text:p>87.688717</text:p>
          </table:table-cell>
          <table:table-cell office:value-type="float" office:value="2.311283" calcext:value-type="float">
            <text:p>2.3112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3.688098" calcext:value-type="float">
            <text:p>113.688098</text:p>
          </table:table-cell>
          <table:table-cell office:value-type="float" office:value="-23.688098" calcext:value-type="float">
            <text:p>-23.68809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3.299402" calcext:value-type="float">
            <text:p>113.299402</text:p>
          </table:table-cell>
          <table:table-cell office:value-type="float" office:value="-23.299402" calcext:value-type="float">
            <text:p>-23.29940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4.392481" calcext:value-type="float">
            <text:p>114.392481</text:p>
          </table:table-cell>
          <table:table-cell office:value-type="float" office:value="-24.392481" calcext:value-type="float">
            <text:p>-24.3924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0.41685" calcext:value-type="float">
            <text:p>110.41685</text:p>
          </table:table-cell>
          <table:table-cell office:value-type="float" office:value="-20.41685" calcext:value-type="float">
            <text:p>-20.4168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2.505587" calcext:value-type="float">
            <text:p>112.505587</text:p>
          </table:table-cell>
          <table:table-cell office:value-type="float" office:value="-22.505587" calcext:value-type="float">
            <text:p>-22.50558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9.647593" calcext:value-type="float">
            <text:p>109.647593</text:p>
          </table:table-cell>
          <table:table-cell office:value-type="float" office:value="-19.647593" calcext:value-type="float">
            <text:p>-19.64759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1.616629" calcext:value-type="float">
            <text:p>111.616629</text:p>
          </table:table-cell>
          <table:table-cell office:value-type="float" office:value="-21.616629" calcext:value-type="float">
            <text:p>-21.6166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9.212393" calcext:value-type="float">
            <text:p>109.212393</text:p>
          </table:table-cell>
          <table:table-cell office:value-type="float" office:value="-19.212393" calcext:value-type="float">
            <text:p>-19.21239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1.146614" calcext:value-type="float">
            <text:p>111.146614</text:p>
          </table:table-cell>
          <table:table-cell office:value-type="float" office:value="-21.146614" calcext:value-type="float">
            <text:p>-21.1466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0.40816" calcext:value-type="float">
            <text:p>110.40816</text:p>
          </table:table-cell>
          <table:table-cell office:value-type="float" office:value="-20.40816" calcext:value-type="float">
            <text:p>-20.4081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.152206" calcext:value-type="float">
            <text:p>109.152206</text:p>
          </table:table-cell>
          <table:table-cell office:value-type="float" office:value="-19.152206" calcext:value-type="float">
            <text:p>-19.15220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.905211" calcext:value-type="float">
            <text:p>107.905211</text:p>
          </table:table-cell>
          <table:table-cell office:value-type="float" office:value="-17.905211" calcext:value-type="float">
            <text:p>-17.90521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7.20385" calcext:value-type="float">
            <text:p>87.20385</text:p>
          </table:table-cell>
          <table:table-cell office:value-type="float" office:value="2.79615" calcext:value-type="float">
            <text:p>2.7961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.147532" calcext:value-type="float">
            <text:p>107.147532</text:p>
          </table:table-cell>
          <table:table-cell office:value-type="float" office:value="-17.147532" calcext:value-type="float">
            <text:p>-17.14753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313329" calcext:value-type="float">
            <text:p>109.313329</text:p>
          </table:table-cell>
          <table:table-cell office:value-type="float" office:value="-19.313329" calcext:value-type="float">
            <text:p>-19.31332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6.930057" calcext:value-type="float">
            <text:p>106.930057</text:p>
          </table:table-cell>
          <table:table-cell office:value-type="float" office:value="-16.930057" calcext:value-type="float">
            <text:p>-16.93005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6.682439" calcext:value-type="float">
            <text:p>106.682439</text:p>
          </table:table-cell>
          <table:table-cell office:value-type="float" office:value="-16.682439" calcext:value-type="float">
            <text:p>-16.68243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7.357641" calcext:value-type="float">
            <text:p>107.357641</text:p>
          </table:table-cell>
          <table:table-cell office:value-type="float" office:value="-17.357641" calcext:value-type="float">
            <text:p>-17.3576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8.14013" calcext:value-type="float">
            <text:p>88.14013</text:p>
          </table:table-cell>
          <table:table-cell office:value-type="float" office:value="1.85987" calcext:value-type="float">
            <text:p>1.859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8.105969" calcext:value-type="float">
            <text:p>88.105969</text:p>
          </table:table-cell>
          <table:table-cell office:value-type="float" office:value="1.894031" calcext:value-type="float">
            <text:p>1.89403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7.349263" calcext:value-type="float">
            <text:p>107.349263</text:p>
          </table:table-cell>
          <table:table-cell office:value-type="float" office:value="-17.349263" calcext:value-type="float">
            <text:p>-17.34926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1.750463" calcext:value-type="float">
            <text:p>111.750463</text:p>
          </table:table-cell>
          <table:table-cell office:value-type="float" office:value="-21.750463" calcext:value-type="float">
            <text:p>-21.75046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5.422271" calcext:value-type="float">
            <text:p>105.422271</text:p>
          </table:table-cell>
          <table:table-cell office:value-type="float" office:value="-15.422271" calcext:value-type="float">
            <text:p>-15.42227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.327355" calcext:value-type="float">
            <text:p>105.327355</text:p>
          </table:table-cell>
          <table:table-cell office:value-type="float" office:value="-15.327355" calcext:value-type="float">
            <text:p>-15.32735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5.098939" calcext:value-type="float">
            <text:p>105.098939</text:p>
          </table:table-cell>
          <table:table-cell office:value-type="float" office:value="-15.098939" calcext:value-type="float">
            <text:p>-15.09893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6.012568" calcext:value-type="float">
            <text:p>106.012568</text:p>
          </table:table-cell>
          <table:table-cell office:value-type="float" office:value="-16.012568" calcext:value-type="float">
            <text:p>-16.01256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6.00186" calcext:value-type="float">
            <text:p>106.00186</text:p>
          </table:table-cell>
          <table:table-cell office:value-type="float" office:value="-16.00186" calcext:value-type="float">
            <text:p>-16.0018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7.186947" calcext:value-type="float">
            <text:p>107.186947</text:p>
          </table:table-cell>
          <table:table-cell office:value-type="float" office:value="-17.186947" calcext:value-type="float">
            <text:p>-17.18694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.307711" calcext:value-type="float">
            <text:p>105.307711</text:p>
          </table:table-cell>
          <table:table-cell office:value-type="float" office:value="-15.307711" calcext:value-type="float">
            <text:p>-15.30771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.199698" calcext:value-type="float">
            <text:p>104.199698</text:p>
          </table:table-cell>
          <table:table-cell office:value-type="float" office:value="-14.199698" calcext:value-type="float">
            <text:p>-14.1996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5.203843" calcext:value-type="float">
            <text:p>105.203843</text:p>
          </table:table-cell>
          <table:table-cell office:value-type="float" office:value="-15.203843" calcext:value-type="float">
            <text:p>-15.2038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.253308" calcext:value-type="float">
            <text:p>107.253308</text:p>
          </table:table-cell>
          <table:table-cell office:value-type="float" office:value="-17.253308" calcext:value-type="float">
            <text:p>-17.25330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.810314" calcext:value-type="float">
            <text:p>103.810314</text:p>
          </table:table-cell>
          <table:table-cell office:value-type="float" office:value="-13.810314" calcext:value-type="float">
            <text:p>-13.81031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4.488775" calcext:value-type="float">
            <text:p>104.488775</text:p>
          </table:table-cell>
          <table:table-cell office:value-type="float" office:value="-14.488775" calcext:value-type="float">
            <text:p>-14.48877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.539668" calcext:value-type="float">
            <text:p>53.539668</text:p>
          </table:table-cell>
          <table:table-cell office:value-type="float" office:value="-36.460332" calcext:value-type="float">
            <text:p>-36.46033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2.63124" calcext:value-type="float">
            <text:p>52.63124</text:p>
          </table:table-cell>
          <table:table-cell office:value-type="float" office:value="-37.36876" calcext:value-type="float">
            <text:p>-37.3687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.703725" calcext:value-type="float">
            <text:p>53.703725</text:p>
          </table:table-cell>
          <table:table-cell office:value-type="float" office:value="-36.296275" calcext:value-type="float">
            <text:p>-36.29627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.678877" calcext:value-type="float">
            <text:p>54.678877</text:p>
          </table:table-cell>
          <table:table-cell office:value-type="float" office:value="-35.321123" calcext:value-type="float">
            <text:p>-35.32112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5.67086" calcext:value-type="float">
            <text:p>55.67086</text:p>
          </table:table-cell>
          <table:table-cell office:value-type="float" office:value="-34.32914" calcext:value-type="float">
            <text:p>-34.3291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4.767266" calcext:value-type="float">
            <text:p>54.767266</text:p>
          </table:table-cell>
          <table:table-cell office:value-type="float" office:value="-35.232734" calcext:value-type="float">
            <text:p>-35.23273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4.728833" calcext:value-type="float">
            <text:p>54.728833</text:p>
          </table:table-cell>
          <table:table-cell office:value-type="float" office:value="-35.271167" calcext:value-type="float">
            <text:p>-35.27116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.537374" calcext:value-type="float">
            <text:p>90.537374</text:p>
          </table:table-cell>
          <table:table-cell office:value-type="float" office:value="0.537374" calcext:value-type="float">
            <text:p>0.53737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1.28509" calcext:value-type="float">
            <text:p>91.28509</text:p>
          </table:table-cell>
          <table:table-cell office:value-type="float" office:value="1.28509" calcext:value-type="float">
            <text:p>1.2850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.178051" calcext:value-type="float">
            <text:p>89.178051</text:p>
          </table:table-cell>
          <table:table-cell office:value-type="float" office:value="-0.821949" calcext:value-type="float">
            <text:p>-0.82194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8.195573" calcext:value-type="float">
            <text:p>88.195573</text:p>
          </table:table-cell>
          <table:table-cell office:value-type="float" office:value="-1.804427" calcext:value-type="float">
            <text:p>-1.80442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7.179632" calcext:value-type="float">
            <text:p>87.179632</text:p>
          </table:table-cell>
          <table:table-cell office:value-type="float" office:value="-2.820368" calcext:value-type="float">
            <text:p>-2.82036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7.176338" calcext:value-type="float">
            <text:p>87.176338</text:p>
          </table:table-cell>
          <table:table-cell office:value-type="float" office:value="-2.823662" calcext:value-type="float">
            <text:p>-2.82366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7.023138" calcext:value-type="float">
            <text:p>87.023138</text:p>
          </table:table-cell>
          <table:table-cell office:value-type="float" office:value="-2.976862" calcext:value-type="float">
            <text:p>-2.97686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8.079615" calcext:value-type="float">
            <text:p>88.079615</text:p>
          </table:table-cell>
          <table:table-cell office:value-type="float" office:value="-1.920385" calcext:value-type="float">
            <text:p>-1.9203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7.051299" calcext:value-type="float">
            <text:p>87.051299</text:p>
          </table:table-cell>
          <table:table-cell office:value-type="float" office:value="-2.948701" calcext:value-type="float">
            <text:p>-2.94870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.88548" calcext:value-type="float">
            <text:p>86.88548</text:p>
          </table:table-cell>
          <table:table-cell office:value-type="float" office:value="-3.11452" calcext:value-type="float">
            <text:p>-3.114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.87688" calcext:value-type="float">
            <text:p>86.87688</text:p>
          </table:table-cell>
          <table:table-cell office:value-type="float" office:value="-3.12312" calcext:value-type="float">
            <text:p>-3.1231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7.961443" calcext:value-type="float">
            <text:p>87.961443</text:p>
          </table:table-cell>
          <table:table-cell office:value-type="float" office:value="-2.038557" calcext:value-type="float">
            <text:p>-2.0385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6.74392" calcext:value-type="float">
            <text:p>86.74392</text:p>
          </table:table-cell>
          <table:table-cell office:value-type="float" office:value="-3.25608" calcext:value-type="float">
            <text:p>-3.2560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6.728578" calcext:value-type="float">
            <text:p>86.728578</text:p>
          </table:table-cell>
          <table:table-cell office:value-type="float" office:value="-3.271422" calcext:value-type="float">
            <text:p>-3.27142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6.790061" calcext:value-type="float">
            <text:p>86.790061</text:p>
          </table:table-cell>
          <table:table-cell office:value-type="float" office:value="-3.209939" calcext:value-type="float">
            <text:p>-3.20993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.570121" calcext:value-type="float">
            <text:p>87.570121</text:p>
          </table:table-cell>
          <table:table-cell office:value-type="float" office:value="-2.429879" calcext:value-type="float">
            <text:p>-2.42987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6.572097" calcext:value-type="float">
            <text:p>86.572097</text:p>
          </table:table-cell>
          <table:table-cell office:value-type="float" office:value="-3.427903" calcext:value-type="float">
            <text:p>-3.42790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6.649011" calcext:value-type="float">
            <text:p>86.649011</text:p>
          </table:table-cell>
          <table:table-cell office:value-type="float" office:value="-3.350989" calcext:value-type="float">
            <text:p>-3.35098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6.550505" calcext:value-type="float">
            <text:p>86.550505</text:p>
          </table:table-cell>
          <table:table-cell office:value-type="float" office:value="-3.449495" calcext:value-type="float">
            <text:p>-3.44949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7.482549" calcext:value-type="float">
            <text:p>87.482549</text:p>
          </table:table-cell>
          <table:table-cell office:value-type="float" office:value="-2.517451" calcext:value-type="float">
            <text:p>-2.5174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6.588666" calcext:value-type="float">
            <text:p>86.588666</text:p>
          </table:table-cell>
          <table:table-cell office:value-type="float" office:value="-3.411334" calcext:value-type="float">
            <text:p>-3.41133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6.330473" calcext:value-type="float">
            <text:p>86.330473</text:p>
          </table:table-cell>
          <table:table-cell office:value-type="float" office:value="-3.669527" calcext:value-type="float">
            <text:p>-3.6695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6.574095" calcext:value-type="float">
            <text:p>86.574095</text:p>
          </table:table-cell>
          <table:table-cell office:value-type="float" office:value="-3.425905" calcext:value-type="float">
            <text:p>-3.4259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.270636" calcext:value-type="float">
            <text:p>87.270636</text:p>
          </table:table-cell>
          <table:table-cell office:value-type="float" office:value="-2.729364" calcext:value-type="float">
            <text:p>-2.7293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6.278886" calcext:value-type="float">
            <text:p>86.278886</text:p>
          </table:table-cell>
          <table:table-cell office:value-type="float" office:value="-3.721114" calcext:value-type="float">
            <text:p>-3.72111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6.361149" calcext:value-type="float">
            <text:p>86.361149</text:p>
          </table:table-cell>
          <table:table-cell office:value-type="float" office:value="-3.638851" calcext:value-type="float">
            <text:p>-3.6388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7.243174" calcext:value-type="float">
            <text:p>87.243174</text:p>
          </table:table-cell>
          <table:table-cell office:value-type="float" office:value="-2.756826" calcext:value-type="float">
            <text:p>-2.75682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.450053" calcext:value-type="float">
            <text:p>86.450053</text:p>
          </table:table-cell>
          <table:table-cell office:value-type="float" office:value="-3.549947" calcext:value-type="float">
            <text:p>-3.54994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6.186849" calcext:value-type="float">
            <text:p>86.186849</text:p>
          </table:table-cell>
          <table:table-cell office:value-type="float" office:value="-3.813151" calcext:value-type="float">
            <text:p>-3.81315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6.365945" calcext:value-type="float">
            <text:p>86.365945</text:p>
          </table:table-cell>
          <table:table-cell office:value-type="float" office:value="-3.634055" calcext:value-type="float">
            <text:p>-3.6340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.341434" calcext:value-type="float">
            <text:p>87.341434</text:p>
          </table:table-cell>
          <table:table-cell office:value-type="float" office:value="-2.658566" calcext:value-type="float">
            <text:p>-2.6585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6.369143" calcext:value-type="float">
            <text:p>86.369143</text:p>
          </table:table-cell>
          <table:table-cell office:value-type="float" office:value="-3.630857" calcext:value-type="float">
            <text:p>-3.6308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6.49293" calcext:value-type="float">
            <text:p>86.49293</text:p>
          </table:table-cell>
          <table:table-cell office:value-type="float" office:value="-3.50707" calcext:value-type="float">
            <text:p>-3.5070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7.498154" calcext:value-type="float">
            <text:p>87.498154</text:p>
          </table:table-cell>
          <table:table-cell office:value-type="float" office:value="-2.501846" calcext:value-type="float">
            <text:p>-2.5018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6.424636" calcext:value-type="float">
            <text:p>86.424636</text:p>
          </table:table-cell>
          <table:table-cell office:value-type="float" office:value="-3.575364" calcext:value-type="float">
            <text:p>-3.5753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.617324" calcext:value-type="float">
            <text:p>86.617324</text:p>
          </table:table-cell>
          <table:table-cell office:value-type="float" office:value="-3.382676" calcext:value-type="float">
            <text:p>-3.3826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6.590444" calcext:value-type="float">
            <text:p>86.590444</text:p>
          </table:table-cell>
          <table:table-cell office:value-type="float" office:value="-3.409556" calcext:value-type="float">
            <text:p>-3.40955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.442597" calcext:value-type="float">
            <text:p>92.442597</text:p>
          </table:table-cell>
          <table:table-cell office:value-type="float" office:value="2.442597" calcext:value-type="float">
            <text:p>2.44259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.414243" calcext:value-type="float">
            <text:p>92.414243</text:p>
          </table:table-cell>
          <table:table-cell office:value-type="float" office:value="2.414243" calcext:value-type="float">
            <text:p>2.41424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1.326467" calcext:value-type="float">
            <text:p>91.326467</text:p>
          </table:table-cell>
          <table:table-cell office:value-type="float" office:value="1.326467" calcext:value-type="float">
            <text:p>1.3264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.119793" calcext:value-type="float">
            <text:p>112.119793</text:p>
          </table:table-cell>
          <table:table-cell office:value-type="float" office:value="22.119793" calcext:value-type="float">
            <text:p>22.11979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6.177073" calcext:value-type="float">
            <text:p>116.177073</text:p>
          </table:table-cell>
          <table:table-cell office:value-type="float" office:value="26.177073" calcext:value-type="float">
            <text:p>26.17707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1.366822" calcext:value-type="float">
            <text:p>111.366822</text:p>
          </table:table-cell>
          <table:table-cell office:value-type="float" office:value="21.366822" calcext:value-type="float">
            <text:p>21.3668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9.733359" calcext:value-type="float">
            <text:p>109.733359</text:p>
          </table:table-cell>
          <table:table-cell office:value-type="float" office:value="19.733359" calcext:value-type="float">
            <text:p>19.73335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7.112685" calcext:value-type="float">
            <text:p>87.112685</text:p>
          </table:table-cell>
          <table:table-cell office:value-type="float" office:value="-2.887315" calcext:value-type="float">
            <text:p>-2.88731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9.147029" calcext:value-type="float">
            <text:p>109.147029</text:p>
          </table:table-cell>
          <table:table-cell office:value-type="float" office:value="19.147029" calcext:value-type="float">
            <text:p>19.1470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.256275" calcext:value-type="float">
            <text:p>90.256275</text:p>
          </table:table-cell>
          <table:table-cell office:value-type="float" office:value="0.256275" calcext:value-type="float">
            <text:p>0.25627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9.608736" calcext:value-type="float">
            <text:p>109.608736</text:p>
          </table:table-cell>
          <table:table-cell office:value-type="float" office:value="19.608736" calcext:value-type="float">
            <text:p>19.60873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0.325606" calcext:value-type="float">
            <text:p>110.325606</text:p>
          </table:table-cell>
          <table:table-cell office:value-type="float" office:value="20.325606" calcext:value-type="float">
            <text:p>20.32560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9.203866" calcext:value-type="float">
            <text:p>109.203866</text:p>
          </table:table-cell>
          <table:table-cell office:value-type="float" office:value="19.203866" calcext:value-type="float">
            <text:p>19.20386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0.874468" calcext:value-type="float">
            <text:p>110.874468</text:p>
          </table:table-cell>
          <table:table-cell office:value-type="float" office:value="20.874468" calcext:value-type="float">
            <text:p>20.87446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8.573472" calcext:value-type="float">
            <text:p>108.573472</text:p>
          </table:table-cell>
          <table:table-cell office:value-type="float" office:value="18.573472" calcext:value-type="float">
            <text:p>18.57347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.195467" calcext:value-type="float">
            <text:p>110.195467</text:p>
          </table:table-cell>
          <table:table-cell office:value-type="float" office:value="20.195467" calcext:value-type="float">
            <text:p>20.19546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7.04171" calcext:value-type="float">
            <text:p>107.04171</text:p>
          </table:table-cell>
          <table:table-cell office:value-type="float" office:value="17.04171" calcext:value-type="float">
            <text:p>17.041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8.656459" calcext:value-type="float">
            <text:p>108.656459</text:p>
          </table:table-cell>
          <table:table-cell office:value-type="float" office:value="18.656459" calcext:value-type="float">
            <text:p>18.6564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7.530411" calcext:value-type="float">
            <text:p>107.530411</text:p>
          </table:table-cell>
          <table:table-cell office:value-type="float" office:value="17.530411" calcext:value-type="float">
            <text:p>17.53041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9.065045" calcext:value-type="float">
            <text:p>109.065045</text:p>
          </table:table-cell>
          <table:table-cell office:value-type="float" office:value="19.065045" calcext:value-type="float">
            <text:p>19.06504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0.425943" calcext:value-type="float">
            <text:p>110.425943</text:p>
          </table:table-cell>
          <table:table-cell office:value-type="float" office:value="20.425943" calcext:value-type="float">
            <text:p>20.42594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6.828367" calcext:value-type="float">
            <text:p>106.828367</text:p>
          </table:table-cell>
          <table:table-cell office:value-type="float" office:value="16.828367" calcext:value-type="float">
            <text:p>16.8283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8.191066" calcext:value-type="float">
            <text:p>108.191066</text:p>
          </table:table-cell>
          <table:table-cell office:value-type="float" office:value="18.191066" calcext:value-type="float">
            <text:p>18.19106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.827258" calcext:value-type="float">
            <text:p>106.827258</text:p>
          </table:table-cell>
          <table:table-cell office:value-type="float" office:value="16.827258" calcext:value-type="float">
            <text:p>16.82725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4.879024" calcext:value-type="float">
            <text:p>104.879024</text:p>
          </table:table-cell>
          <table:table-cell office:value-type="float" office:value="14.879024" calcext:value-type="float">
            <text:p>14.87902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6.063438" calcext:value-type="float">
            <text:p>106.063438</text:p>
          </table:table-cell>
          <table:table-cell office:value-type="float" office:value="16.063438" calcext:value-type="float">
            <text:p>16.06343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4.70072" calcext:value-type="float">
            <text:p>104.70072</text:p>
          </table:table-cell>
          <table:table-cell office:value-type="float" office:value="14.70072" calcext:value-type="float">
            <text:p>14.7007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5.563994" calcext:value-type="float">
            <text:p>105.563994</text:p>
          </table:table-cell>
          <table:table-cell office:value-type="float" office:value="15.563994" calcext:value-type="float">
            <text:p>15.56399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5.211786" calcext:value-type="float">
            <text:p>105.211786</text:p>
          </table:table-cell>
          <table:table-cell office:value-type="float" office:value="15.211786" calcext:value-type="float">
            <text:p>15.21178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4.219041" calcext:value-type="float">
            <text:p>104.219041</text:p>
          </table:table-cell>
          <table:table-cell office:value-type="float" office:value="14.219041" calcext:value-type="float">
            <text:p>14.2190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4.792842" calcext:value-type="float">
            <text:p>104.792842</text:p>
          </table:table-cell>
          <table:table-cell office:value-type="float" office:value="14.792842" calcext:value-type="float">
            <text:p>14.79284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.778244" calcext:value-type="float">
            <text:p>104.778244</text:p>
          </table:table-cell>
          <table:table-cell office:value-type="float" office:value="14.778244" calcext:value-type="float">
            <text:p>14.77824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.572516" calcext:value-type="float">
            <text:p>103.572516</text:p>
          </table:table-cell>
          <table:table-cell office:value-type="float" office:value="13.572516" calcext:value-type="float">
            <text:p>13.57251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.619241" calcext:value-type="float">
            <text:p>105.619241</text:p>
          </table:table-cell>
          <table:table-cell office:value-type="float" office:value="15.619241" calcext:value-type="float">
            <text:p>15.61924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7.50235" calcext:value-type="float">
            <text:p>107.50235</text:p>
          </table:table-cell>
          <table:table-cell office:value-type="float" office:value="17.50235" calcext:value-type="float">
            <text:p>17.502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8.432512" calcext:value-type="float">
            <text:p>108.432512</text:p>
          </table:table-cell>
          <table:table-cell office:value-type="float" office:value="18.432512" calcext:value-type="float">
            <text:p>18.43251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4.620996" calcext:value-type="float">
            <text:p>104.620996</text:p>
          </table:table-cell>
          <table:table-cell office:value-type="float" office:value="-14.620996" calcext:value-type="float">
            <text:p>-14.62099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7.35063" calcext:value-type="float">
            <text:p>107.35063</text:p>
          </table:table-cell>
          <table:table-cell office:value-type="float" office:value="-17.35063" calcext:value-type="float">
            <text:p>-17.35063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0.652599" calcext:value-type="float">
            <text:p>-40.652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.652599" calcext:value-type="float">
            <text:p>-40.652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9.550976" calcext:value-type="float">
            <text:p>-39.550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7.25837" calcext:value-type="float">
            <text:p>-37.25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3.822773" calcext:value-type="float">
            <text:p>-33.822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3.683595" calcext:value-type="float">
            <text:p>-33.683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9.948555" calcext:value-type="float">
            <text:p>-29.9485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8.455564" calcext:value-type="float">
            <text:p>-28.455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.78702" calcext:value-type="float">
            <text:p>-32.78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.566451" calcext:value-type="float">
            <text:p>-28.5664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.079208" calcext:value-type="float">
            <text:p>-29.079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3128" calcext:value-type="float">
            <text:p>-0.573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4979" calcext:value-type="float">
            <text:p>0.7049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03403" calcext:value-type="float">
            <text:p>-0.103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8485" calcext:value-type="float">
            <text:p>2.48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901882" calcext:value-type="float">
            <text:p>-1.901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.980377" calcext:value-type="float">
            <text:p>-1.980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54812" calcext:value-type="float">
            <text:p>0.7548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.988202" calcext:value-type="float">
            <text:p>-1.9882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930661" calcext:value-type="float">
            <text:p>-1.930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039352" calcext:value-type="float">
            <text:p>-2.0393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5.321438" calcext:value-type="float">
            <text:p>-35.3214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.105441" calcext:value-type="float">
            <text:p>-2.1054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.173604" calcext:value-type="float">
            <text:p>-1.1736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.133731" calcext:value-type="float">
            <text:p>-2.1337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147755" calcext:value-type="float">
            <text:p>-2.1477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.182177" calcext:value-type="float">
            <text:p>-2.1821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.306341" calcext:value-type="float">
            <text:p>-2.3063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324894" calcext:value-type="float">
            <text:p>-1.324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.247615" calcext:value-type="float">
            <text:p>-2.247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410702" calcext:value-type="float">
            <text:p>-2.4107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381218" calcext:value-type="float">
            <text:p>-2.3812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98152" calcext:value-type="float">
            <text:p>0.9981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520979" calcext:value-type="float">
            <text:p>-2.5209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.592262" calcext:value-type="float">
            <text:p>-2.5922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56292" calcext:value-type="float">
            <text:p>1.056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602865" calcext:value-type="float">
            <text:p>-1.602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.81154" calcext:value-type="float">
            <text:p>-3.811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9867" calcext:value-type="float">
            <text:p>1.098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.743318" calcext:value-type="float">
            <text:p>-2.7433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.925965" calcext:value-type="float">
            <text:p>-2.9259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65004" calcext:value-type="float">
            <text:p>1.1650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.11273" calcext:value-type="float">
            <text:p>-2.112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.020328" calcext:value-type="float">
            <text:p>-4.020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143516" calcext:value-type="float">
            <text:p>-2.1435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12092" calcext:value-type="float">
            <text:p>-3.120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.401305" calcext:value-type="float">
            <text:p>-3.4013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.279126" calcext:value-type="float">
            <text:p>-3.279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.44632" calcext:value-type="float">
            <text:p>-2.446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.45235" calcext:value-type="float">
            <text:p>-3.45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62278" calcext:value-type="float">
            <text:p>-3.622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557401" calcext:value-type="float">
            <text:p>-3.5574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.659727" calcext:value-type="float">
            <text:p>-2.6597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.812221" calcext:value-type="float">
            <text:p>-3.8122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883395" calcext:value-type="float">
            <text:p>-3.8833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.041565" calcext:value-type="float">
            <text:p>-3.0415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.781075" calcext:value-type="float">
            <text:p>-3.781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.09983" calcext:value-type="float">
            <text:p>-4.099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258959" calcext:value-type="float">
            <text:p>-3.2589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.007454" calcext:value-type="float">
            <text:p>-4.0074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.390505" calcext:value-type="float">
            <text:p>-4.3905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.220399" calcext:value-type="float">
            <text:p>-3.2203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4.359986" calcext:value-type="float">
            <text:p>-4.3599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.257619" calcext:value-type="float">
            <text:p>-4.2576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.563111" calcext:value-type="float">
            <text:p>-3.563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.204296" calcext:value-type="float">
            <text:p>-4.2042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.187929" calcext:value-type="float">
            <text:p>-4.1879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360699" calcext:value-type="float">
            <text:p>-3.3606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.2289" calcext:value-type="float">
            <text:p>-4.22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.095347" calcext:value-type="float">
            <text:p>-4.0953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114859" calcext:value-type="float">
            <text:p>-3.1148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.21791" calcext:value-type="float">
            <text:p>-4.217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972541" calcext:value-type="float">
            <text:p>-3.9725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558672" calcext:value-type="float">
            <text:p>28.5586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.003139" calcext:value-type="float">
            <text:p>-4.0031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669342" calcext:value-type="float">
            <text:p>25.6693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.366535" calcext:value-type="float">
            <text:p>27.366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.323179" calcext:value-type="float">
            <text:p>24.3231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140887" calcext:value-type="float">
            <text:p>24.1408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.168141" calcext:value-type="float">
            <text:p>22.168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.466376" calcext:value-type="float">
            <text:p>-5.4663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.828495" calcext:value-type="float">
            <text:p>21.8284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476236" calcext:value-type="float">
            <text:p>24.4762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299264" calcext:value-type="float">
            <text:p>23.2992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.298506" calcext:value-type="float">
            <text:p>21.2985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.451876" calcext:value-type="float">
            <text:p>23.4518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.431925" calcext:value-type="float">
            <text:p>20.4319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.421863" calcext:value-type="float">
            <text:p>22.4218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844752" calcext:value-type="float">
            <text:p>19.8447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.823415" calcext:value-type="float">
            <text:p>21.8234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.142302" calcext:value-type="float">
            <text:p>19.1423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.786179" calcext:value-type="float">
            <text:p>18.7861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.31774" calcext:value-type="float">
            <text:p>18.317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.769002" calcext:value-type="float">
            <text:p>18.769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.277025" calcext:value-type="float">
            <text:p>18.2770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.743251" calcext:value-type="float">
            <text:p>17.7432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310946" calcext:value-type="float">
            <text:p>18.3109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.106203" calcext:value-type="float">
            <text:p>17.1062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806583" calcext:value-type="float">
            <text:p>16.8065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.485558" calcext:value-type="float">
            <text:p>17.485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273172" calcext:value-type="float">
            <text:p>16.2731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034239" calcext:value-type="float">
            <text:p>17.0342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990619" calcext:value-type="float">
            <text:p>15.9906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.752018" calcext:value-type="float">
            <text:p>16.752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682174" calcext:value-type="float">
            <text:p>15.6821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.530564" calcext:value-type="float">
            <text:p>16.5305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.466002" calcext:value-type="float">
            <text:p>15.4660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350426" calcext:value-type="float">
            <text:p>16.3504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60493" calcext:value-type="float">
            <text:p>15.2604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.548082" calcext:value-type="float">
            <text:p>17.5480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.667553" calcext:value-type="float">
            <text:p>15.6675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.759719" calcext:value-type="float">
            <text:p>14.7597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451031" calcext:value-type="float">
            <text:p>15.4510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.268341" calcext:value-type="float">
            <text:p>14.2683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198903" calcext:value-type="float">
            <text:p>15.1989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422147" calcext:value-type="float">
            <text:p>17.4221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817977" calcext:value-type="float">
            <text:p>13.8179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.407403" calcext:value-type="float">
            <text:p>37.4074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.738795" calcext:value-type="float">
            <text:p>32.7387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.336858" calcext:value-type="float">
            <text:p>36.336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.484878" calcext:value-type="float">
            <text:p>30.4848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.5155" calcext:value-type="float">
            <text:p>29.51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.420371" calcext:value-type="float">
            <text:p>29.4203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04065" calcext:value-type="float">
            <text:p>0.6040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398338" calcext:value-type="float">
            <text:p>-0.398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06008" calcext:value-type="float">
            <text:p>2.7060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772564" calcext:value-type="float">
            <text:p>2.7725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58673" calcext:value-type="float">
            <text:p>-1.1586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864459" calcext:value-type="float">
            <text:p>2.8644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881751" calcext:value-type="float">
            <text:p>2.8817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.169411" calcext:value-type="float">
            <text:p>-2.1694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954192" calcext:value-type="float">
            <text:p>2.9541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137626" calcext:value-type="float">
            <text:p>3.1376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102509" calcext:value-type="float">
            <text:p>3.1025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222737" calcext:value-type="float">
            <text:p>3.2227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179684" calcext:value-type="float">
            <text:p>2.1796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30911" calcext:value-type="float">
            <text:p>3.309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363517" calcext:value-type="float">
            <text:p>3.3635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521807" calcext:value-type="float">
            <text:p>3.5218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470158" calcext:value-type="float">
            <text:p>2.4701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599596" calcext:value-type="float">
            <text:p>3.5995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656074" calcext:value-type="float">
            <text:p>3.6560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750805" calcext:value-type="float">
            <text:p>3.7508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678829" calcext:value-type="float">
            <text:p>2.6788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826438" calcext:value-type="float">
            <text:p>3.8264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787892" calcext:value-type="float">
            <text:p>3.7878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969169" calcext:value-type="float">
            <text:p>2.9691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979393" calcext:value-type="float">
            <text:p>3.9793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998231" calcext:value-type="float">
            <text:p>3.9982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05401" calcext:value-type="float">
            <text:p>3.05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145107" calcext:value-type="float">
            <text:p>4.1451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63688" calcext:value-type="float">
            <text:p>4.0636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021809" calcext:value-type="float">
            <text:p>3.0218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863115" calcext:value-type="float">
            <text:p>3.8631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06802" calcext:value-type="float">
            <text:p>4.068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002815" calcext:value-type="float">
            <text:p>3.0028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898289" calcext:value-type="float">
            <text:p>3.8982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851716" calcext:value-type="float">
            <text:p>3.8517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986819" calcext:value-type="float">
            <text:p>2.9868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735776" calcext:value-type="float">
            <text:p>3.7357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638431" calcext:value-type="float">
            <text:p>3.6384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6.662283" calcext:value-type="float">
            <text:p>-26.6622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606986" calcext:value-type="float">
            <text:p>3.6069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1.866025" calcext:value-type="float">
            <text:p>-21.8660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477856" calcext:value-type="float">
            <text:p>4.4778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591995" calcext:value-type="float">
            <text:p>2.5919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610802" calcext:value-type="float">
            <text:p>2.6108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37077" calcext:value-type="float">
            <text:p>-0.370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311283" calcext:value-type="float">
            <text:p>2.3112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3.688098" calcext:value-type="float">
            <text:p>-23.6880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3.299402" calcext:value-type="float">
            <text:p>-23.2994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4.392481" calcext:value-type="float">
            <text:p>-24.3924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0.41685" calcext:value-type="float">
            <text:p>-20.416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2.505587" calcext:value-type="float">
            <text:p>-22.5055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9.647593" calcext:value-type="float">
            <text:p>-19.6475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1.616629" calcext:value-type="float">
            <text:p>-21.6166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9.212393" calcext:value-type="float">
            <text:p>-19.2123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1.146614" calcext:value-type="float">
            <text:p>-21.1466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0.40816" calcext:value-type="float">
            <text:p>-20.408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9.152206" calcext:value-type="float">
            <text:p>-19.1522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7.905211" calcext:value-type="float">
            <text:p>-17.9052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79615" calcext:value-type="float">
            <text:p>2.796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7.147532" calcext:value-type="float">
            <text:p>-17.1475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9.313329" calcext:value-type="float">
            <text:p>-19.3133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.930057" calcext:value-type="float">
            <text:p>-16.9300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.682439" calcext:value-type="float">
            <text:p>-16.6824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.357641" calcext:value-type="float">
            <text:p>-17.3576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5987" calcext:value-type="float">
            <text:p>1.859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94031" calcext:value-type="float">
            <text:p>1.8940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.349263" calcext:value-type="float">
            <text:p>-17.3492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1.750463" calcext:value-type="float">
            <text:p>-21.7504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.422271" calcext:value-type="float">
            <text:p>-15.4222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5.327355" calcext:value-type="float">
            <text:p>-15.3273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.098939" calcext:value-type="float">
            <text:p>-15.0989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.012568" calcext:value-type="float">
            <text:p>-16.0125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.00186" calcext:value-type="float">
            <text:p>-16.001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7.186947" calcext:value-type="float">
            <text:p>-17.1869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.307711" calcext:value-type="float">
            <text:p>-15.3077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4.199698" calcext:value-type="float">
            <text:p>-14.1996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.203843" calcext:value-type="float">
            <text:p>-15.203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7.253308" calcext:value-type="float">
            <text:p>-17.2533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3.810314" calcext:value-type="float">
            <text:p>-13.8103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.488775" calcext:value-type="float">
            <text:p>-14.4887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6.460332" calcext:value-type="float">
            <text:p>-36.4603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7.36876" calcext:value-type="float">
            <text:p>-37.368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6.296275" calcext:value-type="float">
            <text:p>-36.2962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5.321123" calcext:value-type="float">
            <text:p>-35.32112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4.32914" calcext:value-type="float">
            <text:p>-34.329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5.232734" calcext:value-type="float">
            <text:p>-35.2327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5.271167" calcext:value-type="float">
            <text:p>-35.2711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7374" calcext:value-type="float">
            <text:p>0.53737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28509" calcext:value-type="float">
            <text:p>1.285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821949" calcext:value-type="float">
            <text:p>-0.8219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.804427" calcext:value-type="float">
            <text:p>-1.8044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.820368" calcext:value-type="float">
            <text:p>-2.8203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.823662" calcext:value-type="float">
            <text:p>-2.8236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.976862" calcext:value-type="float">
            <text:p>-2.9768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.920385" calcext:value-type="float">
            <text:p>-1.9203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.948701" calcext:value-type="float">
            <text:p>-2.9487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.11452" calcext:value-type="float">
            <text:p>-3.114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.12312" calcext:value-type="float">
            <text:p>-3.123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.038557" calcext:value-type="float">
            <text:p>-2.0385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.25608" calcext:value-type="float">
            <text:p>-3.256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.271422" calcext:value-type="float">
            <text:p>-3.2714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.209939" calcext:value-type="float">
            <text:p>-3.2099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.429879" calcext:value-type="float">
            <text:p>-2.4298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.427903" calcext:value-type="float">
            <text:p>-3.42790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.350989" calcext:value-type="float">
            <text:p>-3.3509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.449495" calcext:value-type="float">
            <text:p>-3.4494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.517451" calcext:value-type="float">
            <text:p>-2.5174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.411334" calcext:value-type="float">
            <text:p>-3.4113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.669527" calcext:value-type="float">
            <text:p>-3.6695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.425905" calcext:value-type="float">
            <text:p>-3.4259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.729364" calcext:value-type="float">
            <text:p>-2.7293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.721114" calcext:value-type="float">
            <text:p>-3.7211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.638851" calcext:value-type="float">
            <text:p>-3.6388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.756826" calcext:value-type="float">
            <text:p>-2.7568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.549947" calcext:value-type="float">
            <text:p>-3.5499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.813151" calcext:value-type="float">
            <text:p>-3.8131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.634055" calcext:value-type="float">
            <text:p>-3.634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.658566" calcext:value-type="float">
            <text:p>-2.6585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.630857" calcext:value-type="float">
            <text:p>-3.6308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.50707" calcext:value-type="float">
            <text:p>-3.507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.501846" calcext:value-type="float">
            <text:p>-2.5018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.575364" calcext:value-type="float">
            <text:p>-3.5753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.382676" calcext:value-type="float">
            <text:p>-3.3826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.409556" calcext:value-type="float">
            <text:p>-3.4095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442597" calcext:value-type="float">
            <text:p>2.4425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414243" calcext:value-type="float">
            <text:p>2.4142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326467" calcext:value-type="float">
            <text:p>1.3264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119793" calcext:value-type="float">
            <text:p>22.1197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.177073" calcext:value-type="float">
            <text:p>26.17707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.366822" calcext:value-type="float">
            <text:p>21.3668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.733359" calcext:value-type="float">
            <text:p>19.7333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.887315" calcext:value-type="float">
            <text:p>-2.8873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.147029" calcext:value-type="float">
            <text:p>19.1470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6275" calcext:value-type="float">
            <text:p>0.2562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608736" calcext:value-type="float">
            <text:p>19.60873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.325606" calcext:value-type="float">
            <text:p>20.3256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.203866" calcext:value-type="float">
            <text:p>19.2038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874468" calcext:value-type="float">
            <text:p>20.8744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.573472" calcext:value-type="float">
            <text:p>18.57347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195467" calcext:value-type="float">
            <text:p>20.1954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.04171" calcext:value-type="float">
            <text:p>17.041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.656459" calcext:value-type="float">
            <text:p>18.6564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.530411" calcext:value-type="float">
            <text:p>17.5304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.065045" calcext:value-type="float">
            <text:p>19.0650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.425943" calcext:value-type="float">
            <text:p>20.4259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.828367" calcext:value-type="float">
            <text:p>16.82836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191066" calcext:value-type="float">
            <text:p>18.1910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.827258" calcext:value-type="float">
            <text:p>16.8272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.879024" calcext:value-type="float">
            <text:p>14.8790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.063438" calcext:value-type="float">
            <text:p>16.0634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.70072" calcext:value-type="float">
            <text:p>14.700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.563994" calcext:value-type="float">
            <text:p>15.5639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.211786" calcext:value-type="float">
            <text:p>15.2117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.219041" calcext:value-type="float">
            <text:p>14.2190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792842" calcext:value-type="float">
            <text:p>14.7928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.778244" calcext:value-type="float">
            <text:p>14.7782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.572516" calcext:value-type="float">
            <text:p>13.5725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619241" calcext:value-type="float">
            <text:p>15.6192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.50235" calcext:value-type="float">
            <text:p>17.502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.432512" calcext:value-type="float">
            <text:p>18.4325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.620996" calcext:value-type="float">
            <text:p>-14.6209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.35063" calcext:value-type="float">
            <text:p>-17.35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23:19:05.789856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23:19:18.198054612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1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3cm" svg:height="16.502cm" xlink:href=".." xlink:type="simple" chart:class="chart:scatter" chart:style-name="ch1">
        <chart:legend chart:legend-position="end" svg:x="28.478cm" svg:y="7.952cm" style:legend-expansion="high" chart:style-name="ch2"/>
        <chart:plot-area chart:style-name="ch3" table:cell-range-address="Sheet1.A1:Sheet1.A285 Sheet1.C1:Sheet1.C285" svg:x="0.626cm" svg:y="0.33cm" svg:width="27.226cm" svg:height="15.842cm">
          <chartooo:coordinate-region svg:x="1.353cm" svg:y="0.529cm" svg:width="26.219cm" svg:height="15.4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85" chart:class="chart:scatter">
            <chart:domain table:cell-range-address="Sheet1.A1:Sheet1.A285"/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85</svg:desc>
                </draw:g>
              </table:table-cell>
              <table:table-cell office:value-type="float" office:value="-40.652599">
                <text:p>-40.652599</text:p>
                <draw:g>
                  <svg:desc>Sheet1.C1:Sheet1.C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0.652599">
                <text:p>-40.652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9.550976">
                <text:p>-39.550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7.25837">
                <text:p>-37.25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3.822773">
                <text:p>-33.82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3.683595">
                <text:p>-33.683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9.948555">
                <text:p>-29.948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8.455564">
                <text:p>-28.455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2.78702">
                <text:p>-32.78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8.566451">
                <text:p>-28.566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9.079208">
                <text:p>-29.079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573128">
                <text:p>-0.573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04979">
                <text:p>0.704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103403">
                <text:p>-0.103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48485">
                <text:p>2.48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901882">
                <text:p>-1.901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980377">
                <text:p>-1.980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54812">
                <text:p>0.754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988202">
                <text:p>-1.988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930661">
                <text:p>-1.930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.039352">
                <text:p>-2.039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35.321438">
                <text:p>-35.321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2.105441">
                <text:p>-2.105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173604">
                <text:p>-1.173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.133731">
                <text:p>-2.133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.147755">
                <text:p>-2.14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.182177">
                <text:p>-2.182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.306341">
                <text:p>-2.306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324894">
                <text:p>-1.324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.247615">
                <text:p>-2.247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.410702">
                <text:p>-2.410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2.381218">
                <text:p>-2.381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98152">
                <text:p>0.998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2.520979">
                <text:p>-2.520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2.592262">
                <text:p>-2.592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056292">
                <text:p>1.056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602865">
                <text:p>-1.602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3.81154">
                <text:p>-3.81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09867">
                <text:p>1.09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2.743318">
                <text:p>-2.743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.925965">
                <text:p>-2.925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65004">
                <text:p>1.165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.11273">
                <text:p>-2.11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4.020328">
                <text:p>-4.020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.143516">
                <text:p>-2.143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3.12092">
                <text:p>-3.12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3.401305">
                <text:p>-3.401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3.279126">
                <text:p>-3.279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.44632">
                <text:p>-2.44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3.45235">
                <text:p>-3.45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3.62278">
                <text:p>-3.62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.557401">
                <text:p>-3.557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659727">
                <text:p>-2.659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3.812221">
                <text:p>-3.812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3.883395">
                <text:p>-3.883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3.041565">
                <text:p>-3.041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3.781075">
                <text:p>-3.781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4.09983">
                <text:p>-4.099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3.258959">
                <text:p>-3.258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4.007454">
                <text:p>-4.007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4.390505">
                <text:p>-4.390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.220399">
                <text:p>-3.220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4.359986">
                <text:p>-4.359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4.257619">
                <text:p>-4.257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.563111">
                <text:p>-3.563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4.204296">
                <text:p>-4.2042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4.187929">
                <text:p>-4.1879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.360699">
                <text:p>-3.360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4.2289">
                <text:p>-4.2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4.095347">
                <text:p>-4.095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.114859">
                <text:p>-3.114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4.21791">
                <text:p>-4.21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.972541">
                <text:p>-3.972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8.558672">
                <text:p>28.558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4.003139">
                <text:p>-4.003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.669342">
                <text:p>25.669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7.366535">
                <text:p>27.366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.323179">
                <text:p>24.323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.140887">
                <text:p>24.1408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2.168141">
                <text:p>22.168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5.466376">
                <text:p>-5.466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.828495">
                <text:p>21.8284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4.476236">
                <text:p>24.476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3.299264">
                <text:p>23.299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.298506">
                <text:p>21.298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3.451876">
                <text:p>23.451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0.431925">
                <text:p>20.431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.421863">
                <text:p>22.421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.844752">
                <text:p>19.844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1.823415">
                <text:p>21.823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.142302">
                <text:p>19.142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8.786179">
                <text:p>18.786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8.31774">
                <text:p>18.31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8.769002">
                <text:p>18.769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8.277025">
                <text:p>18.277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.743251">
                <text:p>17.743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8.310946">
                <text:p>18.310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7.106203">
                <text:p>17.106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.806583">
                <text:p>16.806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.485558">
                <text:p>17.485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.273172">
                <text:p>16.2731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7.034239">
                <text:p>17.0342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5.990619">
                <text:p>15.990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.752018">
                <text:p>16.752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5.682174">
                <text:p>15.682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6.530564">
                <text:p>16.530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5.466002">
                <text:p>15.466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6.350426">
                <text:p>16.350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5.260493">
                <text:p>15.260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.548082">
                <text:p>17.5480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.667553">
                <text:p>15.6675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.759719">
                <text:p>14.7597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.451031">
                <text:p>15.451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4.268341">
                <text:p>14.2683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5.198903">
                <text:p>15.198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.422147">
                <text:p>17.422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3.817977">
                <text:p>13.8179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7.407403">
                <text:p>37.407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2.738795">
                <text:p>32.738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6.336858">
                <text:p>36.336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.484878">
                <text:p>30.484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9.5155">
                <text:p>29.5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9.420371">
                <text:p>29.4203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604065">
                <text:p>0.6040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398338">
                <text:p>-0.398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706008">
                <text:p>2.706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.772564">
                <text:p>2.7725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158673">
                <text:p>-1.1586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.864459">
                <text:p>2.864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.881751">
                <text:p>2.8817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2.169411">
                <text:p>-2.169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.954192">
                <text:p>2.954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.137626">
                <text:p>3.137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.102509">
                <text:p>3.1025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.222737">
                <text:p>3.222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.179684">
                <text:p>2.179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.30911">
                <text:p>3.309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.363517">
                <text:p>3.363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.521807">
                <text:p>3.5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.470158">
                <text:p>2.470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.599596">
                <text:p>3.5995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.656074">
                <text:p>3.656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.750805">
                <text:p>3.750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678829">
                <text:p>2.678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.826438">
                <text:p>3.826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.787892">
                <text:p>3.787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969169">
                <text:p>2.9691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.979393">
                <text:p>3.979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.998231">
                <text:p>3.998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.05401">
                <text:p>3.054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.145107">
                <text:p>4.1451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.063688">
                <text:p>4.063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.021809">
                <text:p>3.0218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.863115">
                <text:p>3.8631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.06802">
                <text:p>4.068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.002815">
                <text:p>3.002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.898289">
                <text:p>3.898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.851716">
                <text:p>3.8517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.986819">
                <text:p>2.986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.735776">
                <text:p>3.735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.638431">
                <text:p>3.6384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26.662283">
                <text:p>-26.662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.606986">
                <text:p>3.606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21.866025">
                <text:p>-21.866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.477856">
                <text:p>4.4778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.591995">
                <text:p>2.5919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.610802">
                <text:p>2.610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37077">
                <text:p>-0.37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.311283">
                <text:p>2.311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23.688098">
                <text:p>-23.688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23.299402">
                <text:p>-23.299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24.392481">
                <text:p>-24.3924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20.41685">
                <text:p>-20.416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22.505587">
                <text:p>-22.5055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9.647593">
                <text:p>-19.6475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21.616629">
                <text:p>-21.6166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9.212393">
                <text:p>-19.2123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21.146614">
                <text:p>-21.1466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20.40816">
                <text:p>-20.408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9.152206">
                <text:p>-19.152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7.905211">
                <text:p>-17.9052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.79615">
                <text:p>2.796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7.147532">
                <text:p>-17.1475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9.313329">
                <text:p>-19.3133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.930057">
                <text:p>-16.930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6.682439">
                <text:p>-16.6824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7.357641">
                <text:p>-17.357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85987">
                <text:p>1.85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894031">
                <text:p>1.894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7.349263">
                <text:p>-17.349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21.750463">
                <text:p>-21.750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5.422271">
                <text:p>-15.4222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5.327355">
                <text:p>-15.3273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5.098939">
                <text:p>-15.0989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.012568">
                <text:p>-16.0125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6.00186">
                <text:p>-16.00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7.186947">
                <text:p>-17.1869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5.307711">
                <text:p>-15.307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4.199698">
                <text:p>-14.199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5.203843">
                <text:p>-15.203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7.253308">
                <text:p>-17.2533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3.810314">
                <text:p>-13.810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.488775">
                <text:p>-14.488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36.460332">
                <text:p>-36.460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37.36876">
                <text:p>-37.368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36.296275">
                <text:p>-36.2962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35.321123">
                <text:p>-35.321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34.32914">
                <text:p>-34.329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35.232734">
                <text:p>-35.2327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35.271167">
                <text:p>-35.2711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537374">
                <text:p>0.5373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28509">
                <text:p>1.285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821949">
                <text:p>-0.821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.804427">
                <text:p>-1.804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2.820368">
                <text:p>-2.8203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2.823662">
                <text:p>-2.823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2.976862">
                <text:p>-2.9768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.920385">
                <text:p>-1.9203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2.948701">
                <text:p>-2.948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3.11452">
                <text:p>-3.11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3.12312">
                <text:p>-3.123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2.038557">
                <text:p>-2.0385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3.25608">
                <text:p>-3.25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3.271422">
                <text:p>-3.271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3.209939">
                <text:p>-3.2099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2.429879">
                <text:p>-2.4298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3.427903">
                <text:p>-3.4279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3.350989">
                <text:p>-3.3509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3.449495">
                <text:p>-3.4494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2.517451">
                <text:p>-2.5174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3.411334">
                <text:p>-3.411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3.669527">
                <text:p>-3.6695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3.425905">
                <text:p>-3.4259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2.729364">
                <text:p>-2.7293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3.721114">
                <text:p>-3.721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3.638851">
                <text:p>-3.6388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2.756826">
                <text:p>-2.7568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3.549947">
                <text:p>-3.5499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3.813151">
                <text:p>-3.8131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3.634055">
                <text:p>-3.634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.658566">
                <text:p>-2.658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3.630857">
                <text:p>-3.6308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3.50707">
                <text:p>-3.507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2.501846">
                <text:p>-2.5018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3.575364">
                <text:p>-3.5753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3.382676">
                <text:p>-3.3826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3.409556">
                <text:p>-3.4095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.442597">
                <text:p>2.4425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.414243">
                <text:p>2.4142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326467">
                <text:p>1.3264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2.119793">
                <text:p>22.119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.177073">
                <text:p>26.1770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1.366822">
                <text:p>21.3668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9.733359">
                <text:p>19.733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.887315">
                <text:p>-2.887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9.147029">
                <text:p>19.1470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56275">
                <text:p>0.2562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9.608736">
                <text:p>19.6087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0.325606">
                <text:p>20.325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9.203866">
                <text:p>19.2038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0.874468">
                <text:p>20.8744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8.573472">
                <text:p>18.5734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0.195467">
                <text:p>20.1954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7.04171">
                <text:p>17.04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8.656459">
                <text:p>18.6564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7.530411">
                <text:p>17.5304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9.065045">
                <text:p>19.065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0.425943">
                <text:p>20.4259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6.828367">
                <text:p>16.8283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8.191066">
                <text:p>18.191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6.827258">
                <text:p>16.827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4.879024">
                <text:p>14.8790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6.063438">
                <text:p>16.0634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4.70072">
                <text:p>14.700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5.563994">
                <text:p>15.5639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5.211786">
                <text:p>15.211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4.219041">
                <text:p>14.2190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4.792842">
                <text:p>14.792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4.778244">
                <text:p>14.778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3.572516">
                <text:p>13.5725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5.619241">
                <text:p>15.6192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7.50235">
                <text:p>17.502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8.432512">
                <text:p>18.4325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.620996">
                <text:p>-14.6209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7.35063">
                <text:p>-17.35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